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43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6.1339in"/>
    </style:style>
    <style:style style:name="co4" style:family="table-column">
      <style:table-column-properties fo:break-before="auto" style:column-width="0.32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/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_Cell</text:p>
          </table:table-cell>
          <table:table-cell office:value-type="string">
            <text:p>Battery:BatteryHolder_ComfortableElectronic_CH273-2450_1x245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1,C4,C5,C12</text:p>
          </table:table-cell>
          <table:table-cell office:value-type="string">
            <text:p>100nF</text:p>
          </table:table-cell>
          <table:table-cell office:value-type="string">
            <text:p>-- mixed values --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C2,C10</text:p>
          </table:table-cell>
          <table:table-cell office:value-type="string">
            <text:p>100n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L-KLS1-TF-003-H1.85-R</text:p>
          </table:table-cell>
          <table:table-cell office:value-type="string">
            <text:p>Connector_Card:J_SD_Card-micro_socket_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7,C8</text:p>
          </table:table-cell>
          <table:table-cell office:value-type="string">
            <text:p>10uF/16V</text:p>
          </table:table-cell>
          <table:table-cell office:value-type="string">
            <text:p>Capacitor_SMD:CP_Elec_4x5.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9,C11</text:p>
          </table:table-cell>
          <table:table-cell office:value-type="string">
            <text:p>33p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Led Red</text:p>
          </table:table-cell>
          <table:table-cell office:value-type="string">
            <text:p>LED_SMD:LED_0805_2012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2,D8,D13</text:p>
          </table:table-cell>
          <table:table-cell office:value-type="string">
            <text:p>1N4148</text:p>
          </table:table-cell>
          <table:table-cell office:value-type="string">
            <text:p>Diode_THT:D_DO-35_SOD27_P7.62mm_Horizontal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3,D4,D5,D6</text:p>
          </table:table-cell>
          <table:table-cell office:value-type="string">
            <text:p>TVS_SMBJ28A</text:p>
          </table:table-cell>
          <table:table-cell office:value-type="string">
            <text:p>Diode_SMD:D_SMB_Handsoldering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LED_SMD:LED_0805_2012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9</text:p>
          </table:table-cell>
          <table:table-cell office:value-type="string">
            <text:p>TX_Slave</text:p>
          </table:table-cell>
          <table:table-cell office:value-type="string">
            <text:p>LED_SMD:LED_0805_2012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10</text:p>
          </table:table-cell>
          <table:table-cell office:value-type="string">
            <text:p>RX</text:p>
          </table:table-cell>
          <table:table-cell office:value-type="string">
            <text:p>LED_SMD:LED_0805_2012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11</text:p>
          </table:table-cell>
          <table:table-cell office:value-type="string">
            <text:p>TX</text:p>
          </table:table-cell>
          <table:table-cell office:value-type="string">
            <text:p>LED_SMD:LED_0805_2012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12</text:p>
          </table:table-cell>
          <table:table-cell office:value-type="string">
            <text:p>RX_Slave</text:p>
          </table:table-cell>
          <table:table-cell office:value-type="string">
            <text:p>LED_SMD:LED_0805_2012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14,D15</text:p>
          </table:table-cell>
          <table:table-cell office:value-type="string">
            <text:p>SM712_SOT23</text:p>
          </table:table-cell>
          <table:table-cell office:value-type="string">
            <text:p>Package_TO_SOT_SMD:SOT-2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F1,F2,F3,F4,F5,F6,F7,F8</text:p>
          </table:table-cell>
          <table:table-cell office:value-type="string">
            <text:p>150 mA</text:p>
          </table:table-cell>
          <table:table-cell office:value-type="string">
            <text:p>Resistor_SMD:R_1206_3216Metric_Pad1.30x1.75mm_HandSolder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F9</text:p>
          </table:table-cell>
          <table:table-cell office:value-type="string">
            <text:p>1A/250VAC</text:p>
          </table:table-cell>
          <table:table-cell office:value-type="string">
            <text:p>Capacitor_THT:C_Rect_L7.0mm_W2.5mm_P5.00m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10,F11,F12,F13</text:p>
          </table:table-cell>
          <table:table-cell office:value-type="string">
            <text:p>Fuse_Small</text:p>
          </table:table-cell>
          <table:table-cell office:value-type="string">
            <text:p>Fuse:Fuse_1812_4532Metric_Pad1.30x3.40mm_HandSol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USB_B_Mini</text:p>
          </table:table-cell>
          <table:table-cell office:value-type="string">
            <text:p>Connector_USB:USB_Mini-B_Lumberg_2486_01_Horizont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3,J4</text:p>
          </table:table-cell>
          <table:table-cell office:value-type="string">
            <text:p>Screw_Terminal_01x12</text:p>
          </table:table-cell>
          <table:table-cell office:value-type="string">
            <text:p>Connector_Phoenix_MSTB:PhoenixContact_MSTBA_2,5_12-G-5,08_1x12_P5.08mm_Horizontal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S1</text:p>
          </table:table-cell>
          <table:table-cell office:value-type="string">
            <text:p>HLK-5M05</text:p>
          </table:table-cell>
          <table:table-cell office:value-type="string">
            <text:p>IC SOIC:CONV_HLK-5M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1,Q2</text:p>
          </table:table-cell>
          <table:table-cell office:value-type="string">
            <text:p>BC817</text:p>
          </table:table-cell>
          <table:table-cell office:value-type="string">
            <text:p>Package_TO_SOT_SMD:SOT-2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1,R54</text:p>
          </table:table-cell>
          <table:table-cell office:value-type="string">
            <text:p>10K</text:p>
          </table:table-cell>
          <table:table-cell office:value-type="string">
            <text:p>Resistor_SMD:R_0805_2012Metric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2,R3,R5,R6,R7,R9,R10</text:p>
          </table:table-cell>
          <table:table-cell office:value-type="string">
            <text:p>4.7K</text:p>
          </table:table-cell>
          <table:table-cell office:value-type="string">
            <text:p>Resistor_SMD:R_0805_2012Metric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4,R8,R35</text:p>
          </table:table-cell>
          <table:table-cell office:value-type="float" office:value="200">
            <text:p>200</text:p>
          </table:table-cell>
          <table:table-cell office:value-type="string">
            <text:p>-- mixed values --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11,R15,R19,R23</text:p>
          </table:table-cell>
          <table:table-cell office:value-type="float" office:value="240">
            <text:p>240</text:p>
          </table:table-cell>
          <table:table-cell office:value-type="string">
            <text:p>Resistor_SMD:R_0805_2012Metric_Pad1.20x1.40mm_HandSol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12,R16,R24</text:p>
          </table:table-cell>
          <table:table-cell office:value-type="float" office:value="10">
            <text:p>10</text:p>
          </table:table-cell>
          <table:table-cell office:value-type="string">
            <text:p>Resistor_SMD:R_0805_2012Metric_Pad1.20x1.40mm_HandSold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13,R14,R17,R18,R21,R22,R25,R26</text:p>
          </table:table-cell>
          <table:table-cell office:value-type="string">
            <text:p>510k</text:p>
          </table:table-cell>
          <table:table-cell office:value-type="string">
            <text:p>Resistor_SMD:R_0805_2012Metric_Pad1.20x1.40mm_HandSolder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27,R28,R31,R33,R59,R60,R65,R66</text:p>
          </table:table-cell>
          <table:table-cell office:value-type="string">
            <text:p>1M</text:p>
          </table:table-cell>
          <table:table-cell office:value-type="string">
            <text:p>Resistor_SMD:R_0805_2012Metric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29,R30,R32,R34,R55,R56,R57,R58,R61,R62,R63,R64,R67,R68,R69,R70</text:p>
          </table:table-cell>
          <table:table-cell office:value-type="float" office:value="470">
            <text:p>470</text:p>
          </table:table-cell>
          <table:table-cell office:value-type="string">
            <text:p>Resistor_SMD:R_0805_2012Metric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R36,R37,R46,R47,R52,R53,RN1,RN2,RN3,RN4</text:p>
          </table:table-cell>
          <table:table-cell office:value-type="string">
            <text:p>10k</text:p>
          </table:table-cell>
          <table:table-cell office:value-type="string">
            <text:p>-- mixed values --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38,R48</text:p>
          </table:table-cell>
          <table:table-cell office:value-type="float" office:value="120">
            <text:p>120</text:p>
          </table:table-cell>
          <table:table-cell office:value-type="string">
            <text:p>Resistor_SMD:R_1206_3216Metric_Pad1.30x1.75mm_HandSol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39,R43,R45,R51</text:p>
          </table:table-cell>
          <table:table-cell office:value-type="string">
            <text:p>4.7k</text:p>
          </table:table-cell>
          <table:table-cell office:value-type="string">
            <text:p>Resistor_SMD:R_0805_2012Metric_Pad1.20x1.40mm_HandSol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40,R42,R44,R49</text:p>
          </table:table-cell>
          <table:table-cell office:value-type="string">
            <text:p>2.4k</text:p>
          </table:table-cell>
          <table:table-cell office:value-type="string">
            <text:p>Resistor_SMD:R_0805_2012Metric_Pad1.20x1.40mm_HandSol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41,R50</text:p>
          </table:table-cell>
          <table:table-cell office:value-type="string">
            <text:p>56k</text:p>
          </table:table-cell>
          <table:table-cell office:value-type="string">
            <text:p>Resistor_SMD:R_0805_2012Metric_Pad1.20x1.40mm_HandSol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W1,SW3</text:p>
          </table:table-cell>
          <table:table-cell office:value-type="string">
            <text:p>SW_SPST</text:p>
          </table:table-cell>
          <table:table-cell office:value-type="string">
            <text:p>Button_Switch_SMD:SW_SPST_B3U-1000P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W2</text:p>
          </table:table-cell>
          <table:table-cell office:value-type="string">
            <text:p>SW_DIP_x04</text:p>
          </table:table-cell>
          <table:table-cell office:value-type="string">
            <text:p>Button_Switch_THT:SW_DIP_SPSTx04_Slide_6.7x11.72mm_W7.62mm_P2.54mm_LowProfi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ESP32-WROOM-32U</text:p>
          </table:table-cell>
          <table:table-cell office:value-type="string">
            <text:p>RF_Module:ESP32-WROOM-32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CAT24C32WI-G</text:p>
          </table:table-cell>
          <table:table-cell office:value-type="string">
            <text:p>IC SOIC:SOIC127P600X175-8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DS3231SN#</text:p>
          </table:table-cell>
          <table:table-cell office:value-type="string">
            <text:p>IC SOIC:SOIC127P1032X265-16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LM324</text:p>
          </table:table-cell>
          <table:table-cell office:value-type="string">
            <text:p>IC SOIC:SOIC127P600X175-14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5,U17</text:p>
          </table:table-cell>
          <table:table-cell office:value-type="string">
            <text:p>PC817</text:p>
          </table:table-cell>
          <table:table-cell office:value-type="string">
            <text:p>Package_DIP:SMDIP-4_W9.53mm_Clearance8m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6,U7,U8,U18,U19,U20</text:p>
          </table:table-cell>
          <table:table-cell office:value-type="string">
            <text:p>PIC817</text:p>
          </table:table-cell>
          <table:table-cell office:value-type="string">
            <text:p>Package_DIP:SMDIP-4_W9.53mm_Clearance8mm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U9</text:p>
          </table:table-cell>
          <table:table-cell office:value-type="string">
            <text:p>W5500_V2</text:p>
          </table:table-cell>
          <table:table-cell office:value-type="string">
            <text:p>TTL to RS485:W5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10</text:p>
          </table:table-cell>
          <table:table-cell office:value-type="string">
            <text:p>CH340C</text:p>
          </table:table-cell>
          <table:table-cell office:value-type="string">
            <text:p>Package_SO:SOIC-16_3.9x9.9mm_P1.27m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11</text:p>
          </table:table-cell>
          <table:table-cell office:value-type="string">
            <text:p>AMS1117-33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12</text:p>
          </table:table-cell>
          <table:table-cell office:value-type="string">
            <text:p>PCF8574ATS</text:p>
          </table:table-cell>
          <table:table-cell office:value-type="string">
            <text:p>Package_SO:SSOP-20_4.4x6.5mm_P0.65m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13</text:p>
          </table:table-cell>
          <table:table-cell office:value-type="string">
            <text:p>ADS1115IDGS</text:p>
          </table:table-cell>
          <table:table-cell office:value-type="string">
            <text:p>Package_SO:TSSOP-10_3x3mm_P0.5m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14,U16</text:p>
          </table:table-cell>
          <table:table-cell office:value-type="string">
            <text:p>MAX485E</text:p>
          </table:table-cell>
          <table:table-cell office:value-type="string">
            <text:p>Package_SO:SOIC-8_3.9x4.9mm_P1.27mm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15</text:p>
          </table:table-cell>
          <table:table-cell office:value-type="string">
            <text:p>74HC04</text:p>
          </table:table-cell>
          <table:table-cell office:value-type="string">
            <text:p>Package_SO:SOIC-14_3.9x8.7mm_P1.27mm</text:p>
          </table:table-cell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31">07/31/2025</text:date>, <text:time>11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31T11:54:07.23</dc:date>
    <meta:generator>OpenOffice/4.1.2$Win32 OpenOffice.org_project/412m3$Build-9782</meta:generator>
    <meta:document-statistic meta:table-count="1" meta:cell-count="206" meta:object-count="0"/>
  </office:meta>
</office:document-meta>
</file>